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 Yeol Jeon - Resume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Developer.</text:p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mini dictionary for OS X.</text:p>
      <text:p text:style-name="Definition_20_Term">2013- <text:a xlink:type="simple" xlink:href="http://github.com/devxoul/JLToast" office:name=""><text:span text:style-name="Definition">JLToast</text:span></text:a></text:p>
      <text:p text:style-name="Definition_20_Definition">Toast for iOS with very simple interface. Written in Swift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 Yeol Jeon - Resume</dc:title>
  </office:meta>
</office:document-meta>
</file>